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Typ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Data Type Name</text:p>
          </table:table-cell>
          <table:table-cell office:value-type="string" table:style-name="ce3">
            <text:p>Data Type Indicator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Minimum Value</text:p>
          </table:table-cell>
          <table:table-cell office:value-type="string" table:style-name="ce3">
            <text:p>Maximum Value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wardList</text:p>
          </table:table-cell>
          <table:table-cell table:style-name="ce2"/>
          <table:table-cell office:value-type="string" table:style-name="ce2">
            <text:p>a comma-delimited list of members of the Award enumeration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List</text:p>
          </table:table-cell>
          <table:table-cell table:style-name="ce2"/>
          <table:table-cell office:value-type="string" table:style-name="ce2">
            <text:p>a comma-delimited list where each list item is either: A member of the Credit enumeration. A member of the Credit enumeration followed by a colon and an ampersand-delimited list of members of the QSL_Medium enumeration. For example IOTA,WAS:LOTW&amp;CARD,DXCC:CARD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ponsoredAwardList</text:p>
          </table:table-cell>
          <table:table-cell table:style-name="ce2"/>
          <table:table-cell office:value-type="string" table:style-name="ce2">
            <text:p>a comma-delimited list of members of the Sponsored_Award enumeration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oolea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if True, the single ASCII character Y or y if False, the single ASCII character N or n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igit</text:p>
          </table:table-cell>
          <table:table-cell table:style-name="ce2"/>
          <table:table-cell office:value-type="string" table:style-name="ce2">
            <text:p>an ASCII character whose code lies in the range of 48 through 57, inclusive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teger</text:p>
          </table:table-cell>
          <table:table-cell table:style-name="ce2"/>
          <table:table-cell office:value-type="string" table:style-name="ce2">
            <text:p>a sequence of one or more Digits representing a decimal integer, optionally preceded by a minus sign (ASCII code 45). Leading zeroes are allowed.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Number</text:p>
          </table:table-cell>
          <table:table-cell office:value-type="string" table:style-name="ce2">
            <text:p>N</text:p>
          </table:table-cell>
          <table:table-cell office:value-type="string" table:style-name="ce2">
            <text:p>a sequence of one or more Digits representing a decimal number, optionally preceded by a minus sign (ASCII code 45) and optionally including a single decimal point (ASCII code 46)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ositiveInteger</text:p>
          </table:table-cell>
          <table:table-cell table:style-name="ce2"/>
          <table:table-cell office:value-type="string" table:style-name="ce2">
            <text:p>an unsigned sequence of one or more Digits representing a decimal integer that has a value greater than 0. Leading zeroes are allowed.</text:p>
          </table:table-cell>
          <table:table-cell office:value-type="string" table:style-name="ce2">
            <text:p>1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haracter</text:p>
          </table:table-cell>
          <table:table-cell table:style-name="ce2"/>
          <table:table-cell office:value-type="string" table:style-name="ce2">
            <text:p>an ASCII character whose code lies in the range of 32 through 126, inclusive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tlCharacter</text:p>
          </table:table-cell>
          <table:table-cell table:style-name="ce2"/>
          <table:table-cell office:value-type="string" table:style-name="ce2">
            <text:p>a Unicode character (encoded with UTF-8) excluding line break CR (code 13) and LF (code 10) characters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D</text:p>
          </table:table-cell>
          <table:table-cell office:value-type="string" table:style-name="ce2">
            <text:p>8 Digits representing a UTC date in YYYYMMDD format, where YYYY is a 4-Digit year specifier, where 1930 &lt;= YYYY MM is a 2-Digit month specifier, where 1 &lt;= MM &lt;= 12 [use leading zeroes] DD is a 2-Digit day specifier, where 1 &lt;= DD &lt;= DaysInMonth(MM) [use leading zeroes]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6 Digits representing a UTC time in HHMMSS format or 4 Digits representing a time in HHMM format, where HH is a 2-Digit hour specifier, where 0 &lt;= HH &lt;= 23 [use leading zeroes] MM is a 2-Digit minute specifier, where 0 &lt;= MM &lt;= 59 [use leading zeroes] SS is a 2-Digit second specifier, where 0 &lt;= SS &lt;= 59 [use leading zeroes]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OTARefNo</text:p>
          </table:table-cell>
          <table:table-cell table:style-name="ce2"/>
          <table:table-cell office:value-type="string" table:style-name="ce2">
            <text:p>IOTA designator, in format CC-XXX, where CC is a member of the Continent enumeration XXX is the island group designator, where 1 &lt;= XXX &lt;= 999 [use leading zeroes]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tring</text:p>
          </table:table-cell>
          <table:table-cell office:value-type="string" table:style-name="ce2">
            <text:p>S</text:p>
          </table:table-cell>
          <table:table-cell office:value-type="string" table:style-name="ce2">
            <text:p>a sequence of Characters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tlString</text:p>
          </table:table-cell>
          <table:table-cell office:value-type="string" table:style-name="ce2">
            <text:p>I</text:p>
          </table:table-cell>
          <table:table-cell office:value-type="string" table:style-name="ce2">
            <text:p>a sequence of International Characters. Fields of type IntlString must only be used in ADX files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ultilineStri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a sequence of Characters and line-breaks, where a line break is an ASCII CR (code 13) followed immediately by an ASCII LF (code 10)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tlMultilineString</text:p>
          </table:table-cell>
          <table:table-cell office:value-type="string" table:style-name="ce2">
            <text:p>G</text:p>
          </table:table-cell>
          <table:table-cell office:value-type="string" table:style-name="ce2">
            <text:p>a sequence of International Characters and line breaks. Fields of type IntlMultilineString must only be used in ADX files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numerat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an explicit list of legal case-insensitive values represented in ASCII set forth in set notation, e.g. {A, B, C, D}, or defined in a table, from which a single value may be selected.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idSquare</text:p>
          </table:table-cell>
          <table:table-cell table:style-name="ce2"/>
          <table:table-cell office:value-type="string" table:style-name="ce2">
            <text:p>a case-insensitive 2-character, 4-character, 6-character, or 8-character Maidenhead locator. Specific fields impose additional restrictions on the number of characters; see the field descriptions for the allowed numbers of characters.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idSquareExt</text:p>
          </table:table-cell>
          <table:table-cell table:style-name="ce2"/>
          <table:table-cell office:value-type="string" table:style-name="ce2">
            <text:p>For a 10-character Maidenhead locator, contains characters 9 and 10. For a 12-character Maidenhead locator, contains characters 9, 10, 11 and 12. Characters 9 and 10 are case-insensitive ASCII letters in the range A-X. Characters 11 and 12 are Digits in the range 0-9.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idSquareList</text:p>
          </table:table-cell>
          <table:table-cell table:style-name="ce2"/>
          <table:table-cell office:value-type="string" table:style-name="ce2">
            <text:p>a comma-delimited list of GridSquare items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Locat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a sequence of 11 characters representing a latitude or longitude in XDDD MM.MMM format, where X is a directional Character from the set {E, W, N, S} DDD is a 3-Digit degrees specifier, where 0 &lt;= DDD &lt;= 180 [use leading zeroes] There is a single space character in between DDD and MM.MMM MM.MMM is an unsigned Number minutes specifier with its decimal point in the third position, where 00.000 &lt;= MM.MMM &lt;= 59.999 [use leading and trailing zeroes]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OTARef</text:p>
          </table:table-cell>
          <table:table-cell table:style-name="ce2"/>
          <table:table-cell office:value-type="string" table:style-name="ce2">
            <text:p>a sequence of case-insensitive Characters representing a Parks on the Air park reference in the form xxxx-nnnnn[@yyyyyy] comprising 6 to 17 characters where: xxxx is the POTA national program and is 1 to 4 characters in length, typically the default callsign prefix of the national program (rather than the DX entity) nnnnn represents the unique number within the national program and is either 4 or 5 characters in length (use the exact format listed on the POTA website) yyyyyy **Optional** is the 4 to 6 character ISO 3166-2 code to differentiate which state/province/prefecture/primary administration location the contact represents, in the case that the park reference spans more than one location (such as a trail). Examples of the POTARef Data Type: ReferenceLocation K-5033Golden Hill State Forest K-10000 5-digit park numbers are reserved for future use VE-5082@CA-ABThe Great Trail of Canada (the Canadian Trailway) National Scenic Trail, within Alberta, Canada 8P-0012Chancery Lane Swamp National Park VK-0556Pieman River State Reserve K-4562@US-CAPacific Crest Trail, within California, USA Additional Notes on POTARef: A browsable and searchable list of all park references is available. A complete CSV file is available (generated nightly). For more information, visit the Parks on the Air documentation website.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OTARefList</text:p>
          </table:table-cell>
          <table:table-cell table:style-name="ce2"/>
          <table:table-cell office:value-type="string" table:style-name="ce2">
            <text:p>a comma-delimited list of one or more POTARef items.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econdarySubdivisionList</text:p>
          </table:table-cell>
          <table:table-cell table:style-name="ce2"/>
          <table:table-cell office:value-type="string" table:style-name="ce2">
            <text:p>a colon-delimited list of two or more members of the Secondary_Administrative_Subdivision enumeration. E.g.: MA,Franklin:MA,Hampshire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econdaryAdministrativeSubdivisionListAlt</text:p>
          </table:table-cell>
          <table:table-cell table:style-name="ce2"/>
          <table:table-cell office:value-type="string" table:style-name="ce2">
            <text:p>a semicolon (;) delimited, unordered list of one or more members of a Secondary_Administrative_Subdivision_Alt enumeration in the form: enumeration-name:enumeration-code Where there is more than one locality represented by the enumeration-code, they are separated by slash (/) characters. Only one of each enumeration-name valid for the DXCC entity concerned can appear in the list. Examples: &lt;CNTY_ALT:28&gt;NZ_Regions:Hawkes Bay/Wairoa &lt;MY_CNTY_ALT:52&gt;NZ_Islands:North Island;NZ_Regions:Hawkes Bay/Wairoa The first example shows the enumeration-name NZ_Regions with the region Hawkes Bay and the district Wairoa. For the purposes of illustration, the second example includes a non-existent subdivision with two available enumeration-codes, NZ_Islands:North Island and NZ_Islands:South Island. The example shows: the enumeration-name NZ_Islands with the island North Island the enumeration-name NZ_Regions with the region Hawkes Bay and the district Wairoa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OTARef</text:p>
          </table:table-cell>
          <table:table-cell table:style-name="ce2"/>
          <table:table-cell office:value-type="string" table:style-name="ce2">
            <text:p>a sequence of Characters representing an International SOTA Reference. The sequence comprises: an ITU prefix if applicable, a SOTA subdivision a / Character a SOTA Reference Number Examples: W2/WE-003 G/LD-003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WFFRef</text:p>
          </table:table-cell>
          <table:table-cell table:style-name="ce2"/>
          <table:table-cell office:value-type="string" table:style-name="ce2">
            <text:p>a sequence of case-insensitive Characters representing an International WWFF (World Wildlife Flora &amp; Fauna) reference in the form xxFF-nnnn comprising 8 to 11 characters where: xx is the WWFF national program and is 1 to 4 characters in length. FF- is two F characters followed by a dash character. nnnn represents the unique number within the national program and is 4 characters in length with leading zeros. Examples: KFF-4655 3DAFF-0002</text:p>
          </table:table-cell>
          <table:table-cell table:number-columns-repeated="4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Data Types exported from Released ADIF Specification 3.1.7</dc:title>
    <meta:initial-creator>ADIF Development Group</meta:initial-creator>
    <dc:creator>Graham Smith</dc:creator>
    <meta:creation-date>2026-03-22T12:41:32Z</meta:creation-date>
    <dc:date>2026-03-22T12:41:32Z</dc:date>
    <meta:editing-duration>PT0S</meta:editing-duration>
    <meta:user-defined meta:name="ADIF Version">3.1.7</meta:user-defined>
    <meta:user-defined meta:name="ADIF Status">Released</meta:user-defined>
  </office:meta>
</office:document-meta>
</file>